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B2BC49DAFA87F0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4cm, 3.901cm, 16.488cm, 2.8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36cm" svg:height="21.2cm" svg:x="0.892cm" svg:y="2.591cm">
          <draw:image xlink:href="Pictures/10000000000005E8000007E01B2BC49DAFA87F0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8:08.528840936</dc:date>
    <meta:editing-duration>PT3M4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